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1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fc516" officeooo:paragraph-rsid="001fc516"/>
    </style:style>
    <style:style style:name="P2" style:family="paragraph" style:parent-style-name="Footer">
      <style:text-properties officeooo:rsid="001fc516" officeooo:paragraph-rsid="001fc516"/>
    </style:style>
    <style:style style:name="P3" style:family="paragraph" style:parent-style-name="Standard">
      <style:text-properties officeooo:rsid="001bd6c5" officeooo:paragraph-rsid="001bd6c5"/>
    </style:style>
    <style:style style:name="P4" style:family="paragraph" style:parent-style-name="Standard">
      <style:text-properties officeooo:rsid="001bd6c5" officeooo:paragraph-rsid="0022db03"/>
    </style:style>
    <style:style style:name="P5" style:family="paragraph" style:parent-style-name="Standard">
      <style:text-properties fo:font-weight="bold" officeooo:rsid="001fc516" officeooo:paragraph-rsid="0022db03" style:font-weight-asian="bold" style:font-weight-complex="bold"/>
    </style:style>
    <style:style style:name="P6" style:family="paragraph" style:parent-style-name="Standard">
      <style:text-properties fo:font-weight="bold" officeooo:rsid="002764e3" officeooo:paragraph-rsid="002764e3" style:font-weight-asian="bold" style:font-weight-complex="bold"/>
    </style:style>
    <style:style style:name="P7" style:family="paragraph" style:parent-style-name="Standard">
      <style:text-properties officeooo:rsid="002aa858" officeooo:paragraph-rsid="002aa858"/>
    </style:style>
    <style:style style:name="P8" style:family="paragraph" style:parent-style-name="Table_20_Contents">
      <style:text-properties officeooo:rsid="001f6b73" officeooo:paragraph-rsid="001f6b73"/>
    </style:style>
    <style:style style:name="P9" style:family="paragraph" style:parent-style-name="Table_20_Contents">
      <style:text-properties officeooo:paragraph-rsid="001f6b73"/>
    </style:style>
    <style:style style:name="P10" style:family="paragraph" style:parent-style-name="Table_20_Contents">
      <style:text-properties officeooo:rsid="002429a3" officeooo:paragraph-rsid="002429a3"/>
    </style:style>
    <style:style style:name="P11" style:family="paragraph" style:parent-style-name="Table_20_Contents">
      <style:text-properties fo:font-weight="bold" officeooo:rsid="001d75a2" officeooo:paragraph-rsid="001d75a2" style:font-weight-asian="bold" style:font-weight-complex="bold"/>
    </style:style>
    <style:style style:name="P12" style:family="paragraph" style:parent-style-name="Table_20_Contents">
      <style:text-properties fo:font-weight="bold" officeooo:rsid="001f6b73" officeooo:paragraph-rsid="001f6b73" style:font-weight-asian="bold" style:font-weight-complex="bold"/>
    </style:style>
    <style:style style:name="P13" style:family="paragraph" style:parent-style-name="Table_20_Contents">
      <style:text-properties fo:font-weight="bold" officeooo:rsid="001fa3d3" officeooo:paragraph-rsid="001fa3d3" style:font-weight-asian="bold" style:font-weight-complex="bold"/>
    </style:style>
    <style:style style:name="P14" style:family="paragraph" style:parent-style-name="Table_20_Contents">
      <style:text-properties fo:font-weight="bold" officeooo:rsid="002764e3" officeooo:paragraph-rsid="002764e3" style:font-weight-asian="bold" style:font-weight-complex="bold"/>
    </style:style>
    <style:style style:name="P15" style:family="paragraph" style:parent-style-name="Table_20_Contents">
      <style:text-properties officeooo:rsid="002aa858" officeooo:paragraph-rsid="002aa858"/>
    </style:style>
    <style:style style:name="P16" style:family="paragraph" style:parent-style-name="Standard">
      <style:paragraph-properties fo:line-height="150%"/>
      <style:text-properties officeooo:rsid="000c9220" officeooo:paragraph-rsid="00311850"/>
    </style:style>
    <style:style style:name="P17" style:family="paragraph" style:parent-style-name="Standard">
      <style:paragraph-properties fo:line-height="150%"/>
      <style:text-properties officeooo:rsid="0031ef2b" officeooo:paragraph-rsid="0031ef2b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.801cm" style:auto-text-indent="false"/>
      <style:text-properties officeooo:rsid="000c9220" officeooo:paragraph-rsid="00311850"/>
    </style:style>
    <style:style style:name="T1" style:family="text">
      <style:text-properties officeooo:rsid="002d0c5c"/>
    </style:style>
    <style:style style:name="T2" style:family="text">
      <style:text-properties officeooo:rsid="002cba3a"/>
    </style:style>
    <style:style style:name="T3" style:family="text">
      <style:text-properties officeooo:rsid="0029c14f"/>
    </style:style>
    <style:style style:name="T4" style:family="text">
      <style:text-properties officeooo:rsid="000c9220"/>
    </style:style>
    <style:style style:name="T5" style:family="text">
      <style:text-properties officeooo:rsid="00311850"/>
    </style:style>
    <style:style style:name="T6" style:family="text">
      <style:text-properties officeooo:rsid="0033a1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Projeto Saúde v1.0.0</text:title></text:p>
      <text:p text:style-name="Subtitle"><text:subject>Descrição do Projeto</text:subject></text:p>
      <text:h text:style-name="Heading_20_1" text:outline-level="1">RESUMO</text:h>
      <text:h text:style-name="Heading_20_2" text:outline-level="2">Informações Gerais</text:h>
      <text:p text:style-name="P16">Projeto: <text:user-defined style:data-style-name="N0" text:name="Project">Projeto Saúde</text:user-defined></text:p>
      <text:p text:style-name="P16">Versão: <text:user-defined style:data-style-name="N0" text:name="VersaoProjeto">1.0.0</text:user-defined></text:p>
      <text:p text:style-name="P16"><text:span text:style-name="T5">Gerente do Projeto</text:span>: <text:user-defined style:data-style-name="N0" text:name="Gerente do Projeto">Leandro Guedes</text:user-defined></text:p>
      <text:p text:style-name="P16">Lider d<text:span text:style-name="T5">o</text:span> Projeto: <text:user-defined style:data-style-name="N0" text:name="Lider de Projeto">João Augusto de Moura</text:user-defined></text:p>
      <text:p text:style-name="P16">Analista<text:span text:style-name="T5">s</text:span> Membro<text:span text:style-name="T5">s</text:span>: <text:user-defined style:data-style-name="N0" text:name="Analistas Membros">Arthur</text:user-defined></text:p>
      <text:p text:style-name="P17">Data Inicial do Projeto: 01 <text:span text:style-name="T6">de janeiro de </text:span>2015</text:p>
      <text:p text:style-name="P17">Data Final do Projeto: </text:p>
      <text:h text:style-name="Heading_20_2" text:outline-level="2">Objetivo</text:h>
      <text:p text:style-name="P18"><text:span text:style-name="T4">Gerar uma solução de gerenciamento do histórico de saúde pessoal. Auxiliando as pessoas a terem acesso rápido e de qualquer dispositivo de seu relatório médico, que os médicos possam consultar o histórico de seus pacient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1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fc516" officeooo:paragraph-rsid="001fc516"/>
    </style:style>
    <style:style style:name="MP2" style:family="paragraph" style:parent-style-name="Footer">
      <style:text-properties officeooo:rsid="001fc516" officeooo:paragraph-rsid="001fc516"/>
    </style:style>
    <style:style style:name="MT1" style:family="text">
      <style:text-properties officeooo:rsid="002d0c5c"/>
    </style:style>
    <style:style style:name="MT2" style:family="text">
      <style:text-properties officeooo:rsid="002cba3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user-defined style:data-style-name="N0" text:name="Project">Projeto Saúde</text:user-defined> <text:span text:style-name="MT1">v</text:span><text:span text:style-name="MT1"><text:user-defined style:data-style-name="N0" text:name="VersaoProjeto">1.0.0</text:user-defined></text:span><text:tab/><text:tab/><text:user-defined style:data-style-name="N0" text:name="Info">Documento de Descrição do Projeto</text:user-defined> <text:span text:style-name="MT2">v</text:span><text:span text:style-name="MT2"><text:user-defined style:data-style-name="N0" text:name="VersaoDocumento">1.0.1</text:user-defined></text:span></text:p>
      </style:header>
      <style:footer>
        <text:p text:style-name="MP2"><text:user-defined style:data-style-name="N0" text:name="Office">Projeto de Sistemas</text:user-defined><text:tab/><text:tab/>Pag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ão (Home)</meta:initial-creator>
    <meta:creation-date>2015-06-14T10:25:54.548060635</meta:creation-date>
    <dc:date>2015-06-17T22:29:49.217910274</dc:date>
    <dc:creator>João (Home)</dc:creator>
    <meta:editing-duration>PT1H51M20S</meta:editing-duration>
    <meta:editing-cycles>17</meta:editing-cycles>
    <meta:generator>LibreOffice/4.2.8.2$Linux_X86_64 LibreOffice_project/420m0$Build-2</meta:generator>
    <dc:description>Documento com resumo formal e descritivo do Projeto do Sistema.</dc:description>
    <dc:subject>Descrição do Projeto</dc:subject>
    <dc:title>Projeto Saúde v1.0.0</dc:title>
    <meta:document-statistic meta:table-count="0" meta:image-count="0" meta:object-count="0" meta:page-count="1" meta:paragraph-count="15" meta:word-count="96" meta:character-count="623" meta:non-whitespace-character-count="538"/>
    <meta:user-defined meta:name="Analistas Membros">Arthur</meta:user-defined>
    <meta:user-defined meta:name="Aprovado" meta:value-type="boolean">false</meta:user-defined>
    <meta:user-defined meta:name="Checked by"/>
    <meta:user-defined meta:name="Date completed" meta:value-type="date">2015-06-17</meta:user-defined>
    <meta:user-defined meta:name="E-Mail" meta:value-type="string">mouraja@hotmail.com</meta:user-defined>
    <meta:user-defined meta:name="Gerente do Projeto" meta:value-type="string">Leandro Guedes</meta:user-defined>
    <meta:user-defined meta:name="Group" meta:value-type="string">TI Independente </meta:user-defined>
    <meta:user-defined meta:name="Info" meta:value-type="string">Documento de Descrição do Projeto</meta:user-defined>
    <meta:user-defined meta:name="Lider de Projeto" meta:value-type="string">João Augusto de Moura</meta:user-defined>
    <meta:user-defined meta:name="Office" meta:value-type="string">Projeto de Sistemas</meta:user-defined>
    <meta:user-defined meta:name="Project" meta:value-type="string">Projeto Saúde</meta:user-defined>
    <meta:user-defined meta:name="Purpose" meta:value-type="string">Resumo do Projeto do Sistema</meta:user-defined>
    <meta:user-defined meta:name="Status" meta:value-type="string">Pendente</meta:user-defined>
    <meta:user-defined meta:name="VersaoDocumento" meta:value-type="string">1.0.1</meta:user-defined>
    <meta:user-defined meta:name="VersaoProjeto" meta:value-type="string">1.0.0</meta:user-defined>
  </office:meta>
</office:document-meta>
</file>